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A1_Macro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Arial1" svg:font-family="Arial" style:font-adornments="Normal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2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A1_5f_Cabecalho">
      <style:text-properties fo:language="pt" fo:country="PT" officeooo:paragraph-rsid="01e94acb"/>
    </style:style>
    <style:style style:name="P2" style:family="paragraph" style:parent-style-name="A1_5f_Cabecalho">
      <style:paragraph-properties>
        <style:tab-stops>
          <style:tab-stop style:position="12.799cm" style:type="center"/>
          <style:tab-stop style:position="17cm" style:type="right"/>
          <style:tab-stop style:position="21.093cm"/>
        </style:tab-stops>
      </style:paragraph-properties>
      <style:text-properties fo:language="pt" fo:country="PT" officeooo:paragraph-rsid="014e6710"/>
    </style:style>
    <style:style style:name="P3" style:family="paragraph" style:parent-style-name="A2_5f_Rodape">
      <style:text-properties fo:language="pt" fo:country="PT" officeooo:paragraph-rsid="0072868d"/>
    </style:style>
    <style:style style:name="P4" style:family="paragraph" style:parent-style-name="A2_5f_Rodape">
      <style:text-properties fo:language="pt" fo:country="PT" officeooo:paragraph-rsid="014e6710"/>
    </style:style>
    <style:style style:name="P5" style:family="paragraph" style:parent-style-name="A4_5f_Normal">
      <style:text-properties fo:color="#800080" style:text-line-through-style="none" style:text-line-through-type="none" style:text-position="sub 58%" style:font-name="Arial1" fo:font-size="10pt" style:text-underline-style="none" officeooo:rsid="025eb940" officeooo:paragraph-rsid="025eb940" style:text-blinking="false" fo:background-color="transparent" text:display="none" style:text-overline-style="none" style:text-overline-color="font-color"/>
    </style:style>
    <style:style style:name="P6" style:family="paragraph" style:parent-style-name="A4_5f_Normal">
      <style:text-properties fo:color="#800080" style:text-line-through-style="none" style:text-line-through-type="none" style:text-position="sub 58%" style:font-name="Arial1" fo:font-size="10pt" style:text-underline-style="none" officeooo:rsid="0263691c" officeooo:paragraph-rsid="0263691c" style:text-blinking="false" fo:background-color="transparent" text:display="none" style:text-overline-style="none" style:text-overline-color="font-color"/>
    </style:style>
    <style:style style:name="P7" style:family="paragraph" style:parent-style-name="A3_5f_Titulo1" style:master-page-name="Standard">
      <style:paragraph-properties style:page-number="auto" fo:break-before="page"/>
      <style:text-properties officeooo:rsid="0377fca8" officeooo:paragraph-rsid="0377fca8"/>
    </style:style>
    <style:style style:name="P8" style:family="paragraph" style:parent-style-name="A4_5f_Normal" style:list-style-name="">
      <style:text-properties fo:color="#800080" style:text-line-through-style="none" style:text-line-through-type="none" style:text-position="sub 58%" style:font-name="Arial1" fo:font-size="10pt" style:text-underline-style="none" officeooo:rsid="0377fca8" officeooo:paragraph-rsid="0377fca8" style:text-blinking="false" fo:background-color="transparent" text:display="none" style:text-overline-style="none" style:text-overline-color="font-color"/>
    </style:style>
    <style:style style:name="P9" style:family="paragraph" style:parent-style-name="A4_5f_Normal" style:list-style-name="">
      <style:text-properties fo:color="#800080" style:text-line-through-style="none" style:text-line-through-type="none" style:text-position="sub 58%" style:font-name="Arial1" fo:font-size="10pt" fo:language="pt" fo:country="PT" style:text-underline-style="none" officeooo:rsid="037b74d1" officeooo:paragraph-rsid="037b74d1" style:text-blinking="false" fo:background-color="transparent" text:display="none" style:text-overline-style="none" style:text-overline-color="font-color"/>
    </style:style>
    <style:style style:name="P10" style:family="paragraph" style:parent-style-name="A4_5f_Normal">
      <style:text-properties style:use-window-font-color="true" style:text-position="0% 100%" style:font-name="Courier New" fo:font-size="10pt" fo:language="pt" fo:country="PT" officeooo:rsid="037b74d1" officeooo:paragraph-rsid="037b74d1" text:display="true"/>
    </style:style>
    <style:style style:name="P11" style:family="paragraph" style:parent-style-name="A6_5f_Lista_5f_Continua" style:list-style-name="Numbering_20_1">
      <style:text-properties officeooo:paragraph-rsid="0378604d"/>
    </style:style>
    <style:style style:name="P12" style:family="paragraph" style:parent-style-name="A6_5f_Lista_5f_Continua" style:list-style-name="">
      <style:text-properties fo:color="#800080" style:text-line-through-style="none" style:text-line-through-type="none" style:text-position="sub 58%" style:font-name="Arial" fo:font-size="10pt" fo:language="pt" fo:country="PT" style:text-underline-style="none" officeooo:rsid="025eb940" officeooo:paragraph-rsid="0260b105" style:text-blinking="false" fo:background-color="transparent" text:display="none" style:text-overline-style="none" style:text-overline-color="font-color"/>
    </style:style>
    <style:style style:name="P13" style:family="paragraph" style:parent-style-name="A6_5f_Lista_5f_Continua" style:list-style-name="Numbering_20_1">
      <style:text-properties officeooo:rsid="0377fca8" officeooo:paragraph-rsid="0377fca8"/>
    </style:style>
    <style:style style:name="P14" style:family="paragraph" style:parent-style-name="A6_5f_Lista_5f_Continua" style:list-style-name="Numbering_20_1">
      <style:text-properties officeooo:rsid="0377fca8" officeooo:paragraph-rsid="0378604d"/>
    </style:style>
    <style:style style:name="P15" style:family="paragraph" style:parent-style-name="A6_5f_Lista_5f_Continua">
      <style:text-properties officeooo:paragraph-rsid="0377fca8"/>
    </style:style>
    <style:style style:name="P16" style:family="paragraph" style:parent-style-name="A6_5f_Lista_5f_Continua">
      <style:text-properties officeooo:paragraph-rsid="037b74d1"/>
    </style:style>
    <style:style style:name="P17" style:family="paragraph" style:parent-style-name="Table_20_Contents">
      <style:text-properties style:use-window-font-color="true" style:font-name="Courier New2" fo:font-size="10pt" fo:language="en" fo:country="US"/>
    </style:style>
    <style:style style:name="P18" style:family="paragraph" style:parent-style-name="Table_20_Contents">
      <style:text-properties style:use-window-font-color="true" style:font-name="Courier New2" fo:font-size="10pt" fo:language="pt" fo:country="PT"/>
    </style:style>
    <style:style style:name="T1" style:family="text">
      <style:text-properties style:font-name="Courier 10 Pitch" fo:font-size="10pt" style:font-size-asian="10pt" style:font-size-complex="10pt"/>
    </style:style>
    <style:style style:name="T2" style:family="text">
      <style:text-properties style:font-name="Courier 10 Pitch" fo:font-size="10pt" officeooo:rsid="0137499c" style:font-size-asian="10pt" style:font-size-complex="10pt"/>
    </style:style>
    <style:style style:name="T3" style:family="text">
      <style:text-properties officeooo:rsid="00fd316c"/>
    </style:style>
    <style:style style:name="T4" style:family="text">
      <style:text-properties officeooo:rsid="013190a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377fca8"/>
    </style:style>
    <style:style style:name="T8" style:family="text">
      <style:text-properties style:use-window-font-color="true" style:font-name="Courier New2" fo:font-size="10pt" fo:language="pt" fo:country="PT"/>
    </style:style>
    <style:style style:name="T9" style:family="text">
      <style:text-properties style:use-window-font-color="true" style:font-name="Courier New2" fo:font-size="10pt" fo:language="pt" fo:country="PT" fo:font-weight="bold" style:font-weight-asian="bold" style:font-weight-complex="bold"/>
    </style:style>
    <style:style style:name="T10" style:family="text">
      <style:text-properties style:use-window-font-color="true" fo:language="pt" fo:country="PT" text:display="true"/>
    </style:style>
    <style:style style:name="T11" style:family="text">
      <style:text-properties style:use-window-font-color="true" style:text-position="0% 100%" fo:language="pt" fo:country="PT" text:display="true"/>
    </style:style>
    <style:style style:name="T12" style:family="text">
      <style:text-properties style:use-window-font-color="true" style:text-position="0% 100%" style:font-name="Courier New" fo:language="pt" fo:country="PT" text:display="true"/>
    </style:style>
    <style:style style:name="T13" style:family="text">
      <style:text-properties style:use-window-font-color="true" style:text-position="0% 100%" style:font-name="Courier New" fo:font-size="10pt" fo:language="pt" fo:country="PT" text:display="true"/>
    </style:style>
    <style:style style:name="T14" style:family="text">
      <style:text-properties officeooo:rsid="0378604d"/>
    </style:style>
    <style:style style:name="T15" style:family="text">
      <style:text-properties officeooo:rsid="0379e757"/>
    </style:style>
    <style:style style:name="T16" style:family="text">
      <style:text-properties officeooo:rsid="037b74d1"/>
    </style:style>
    <style:style style:name="T17" style:family="text">
      <style:text-properties text:display="true"/>
    </style:style>
    <style:style style:name="T18" style:family="text">
      <style:text-properties fo:language="pt" fo:country="PT" text:display="true"/>
    </style:style>
  </office:automatic-styles>
  <office:body>
    <office:text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variable-decls>
        <text:variable-decl office:value-type="float" text:name="Totalpagina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1. Enunciado</text:h>
      <text:h text:style-name="A5_5f_Titulo2" text:outline-level="2"><text:span text:style-name="T7">1.1 D</text:span>iagrama de projeção com PlantUML</text:h>
      <text:list xml:id="list3055212064826998543" text:style-name="Numbering_20_1">
        <text:list-item>
          <text:p text:style-name="P13">Este requisito visa pretende tornar possível a criação de <text:span text:style-name="T8">projeções em forma de diagrama de modelos UML, fazendo uso do PlantUML. </text:span></text:p>
        </text:list-item>
        <text:list-item>
          <text:p text:style-name="A6_5f_Lista_5f_Continua">O projeto base usa UML para o <text:span text:style-name="T6">"modelo de análise</text:span>", onde estão representados <text:span text:style-name="T6">modelos de caso de uso</text:span>, bem como <text:span text:style-name="T6">modelos de entidade</text:span> (usando classes). </text:p>
          <text:list>
            <text:list-item>
              <text:p text:style-name="A6_5f_Lista_5f_Continua">O objetivo deste requisito é gerar diagramas para ambos os modelos usando PlantUML. </text:p>
              <text:list>
                <text:list-item>
                  <text:p text:style-name="P14"><text:span text:style-name="T8">De forma idêntica ao exercicio 5, a solução deve ser capaz de gerar Plantuml, isto é, arquivos textuais que representam </text:span><text:span text:style-name="T9">diagramas dos modelos de caso de uso.</text:span></text:p>
                </text:list-item>
              </text:list>
            </text:list-item>
            <text:list-item>
              <text:p text:style-name="P15">Também <text:span text:style-name="T7">deverá ser</text:span> possível gerar arquivos textua<text:span text:style-name="T14">is</text:span> de Plantuml que representam <text:span text:style-name="T6">diagramas de classes</text:span> para o modelo de entidade<text:span text:style-name="T14">s</text:span>. </text:p>
            </text:list-item>
            <text:list-item>
              <text:p text:style-name="P15">Isso deve ser feito <text:span text:style-name="T14">através de transformações</text:span> Accele<text:span text:style-name="T14">o.</text:span></text:p>
            </text:list-item>
          </text:list>
        </text:list-item>
        <text:list-item>
          <text:p text:style-name="P11">A <text:span text:style-name="T6">transformação inversa</text:span> também deve ser possível, ou seja, a ge<text:span text:style-name="T14">ração de</text:span> modelos UML <text:span text:style-name="T14">a partir de ficheiros </text:span>textuais de Plantuml . </text:p>
          <text:list>
            <text:list-item>
              <text:p text:style-name="P15">Por isso, deve ser desenvolvida uma DSL textual que suporta o subconjunto de PlantUML usado para estas preocupações. </text:p>
            </text:list-item>
            <text:list-item>
              <text:p text:style-name="P15">Este DSL então pode ser usado para "ler" <text:span text:style-name="T14">ficheiros de texto contendo</text:span> PlantUML, <text:span text:style-name="T14">sendo que</text:span> <text:span text:style-name="T14">estes serão usados como </text:span>entrada <text:span text:style-name="T14">para</text:span> uma transformação de ATL que pode produzir modelos UML de arquivos PlantUML. </text:p>
            </text:list-item>
          </text:list>
        </text:list-item>
        <text:list-item>
          <text:p text:style-name="P15"><text:span text:style-name="T14">Para este requisito</text:span>: </text:p>
          <text:list>
            <text:list-item>
              <text:p text:style-name="P15"><text:span text:style-name="T14">Fazer o d</text:span>esign e implementa<text:span text:style-name="T14">ção de</text:span> uma transformação Acceleo que pode ser usada para gerar <text:span text:style-name="T14">diagramas de caso de uso</text:span> PlantUML <text:span text:style-name="T14">a partir de </text:span>modelos de caso de uso em UML2;</text:p>
            </text:list-item>
            <text:list-item>
              <text:p text:style-name="P15"><text:span text:style-name="T15">Fazer o d</text:span>esign e implementar uma transformação Acceleo que pode ser usada para gerar diagramas de classe PlantUML de modelos de entidade representada no UML2;</text:p>
            </text:list-item>
            <text:list-item>
              <text:p text:style-name="A6_5f_Lista_5f_Continua"><text:span text:style-name="T16">Fazer o d</text:span>esign e implementar um<text:span text:style-name="T16">a</text:span> nov<text:span text:style-name="T16">a</text:span> DSL textual que pode representar um subconjunto d<text:span text:style-name="T16">a linguagem</text:span> PlantUML que oferecem suporte a casos de uso e diagramas de classe<text:span text:style-name="T16">s</text:span>.</text:p>
              <text:list>
                <text:list-item>
                  <text:p text:style-name="P16"><text:span text:style-name="T16">A<text:tab/></text:span>DSL deve ser capaz de modelar os mesmos di<text:span text:style-name="T16">a</text:span>gramas como aqueles resultantes d<text:span text:style-name="T16">os</text:span> 2 itens anteriores</text:p>
                </text:list-item>
              </text:list>
            </text:list-item>
            <text:list-item>
              <text:p text:style-name="P16"><text:span text:style-name="T16">Fazer o d</text:span>esign e implementar uma transformação de ATL que pode ser usada para gerar <text:span text:style-name="T16">instâncias de </text:span>modelos UML2 <text:span text:style-name="T16">a partir da </text:span>DSL anterior. </text:p>
            </text:list-item>
          </text:list>
        </text:list-item>
      </text:list>
      <text:p text:style-name="P9"/>
      <text:p text:style-name="P8"/>
      <text:p text:style-name="P6"/>
      <text:p text:style-name="P1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Arial1" svg:font-family="Arial" style:font-adornments="Normal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2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1_5f_Cabecalho" style:display-name="A1_Cabecalho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ourier New1" fo:font-family="'Courier New'" style:font-family-generic="modern" style:font-pitch="fixed" fo:font-size="13pt" fo:font-weight="bold" officeooo:rsid="0001a165" style:font-size-asian="13pt" style:font-weight-asian="bold" style:font-size-complex="13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2_5f_Rodape" style:display-name="A2_Rodape" style:family="paragraph" style:parent-style-name="Footer" style:class="extra">
      <style:paragraph-properties fo:padding="0.049cm" fo:border-left="none" fo:border-right="none" fo:border-top="0.06pt solid #000000" fo:border-bottom="none" style:shadow="none"/>
    </style:style>
    <style:style style:name="A3_5f_Titulo1" style:display-name="A3_Titulo1" style:family="paragraph" style:parent-style-name="Standard" style:next-style-name="A4_5f_Normal" style:default-outline-level="1" style:list-style-name="">
      <loext:graphic-properties draw:fill="none" draw:fill-color="#729fcf"/>
      <style:paragraph-properties fo:margin-left="0cm" fo:margin-right="0cm" fo:margin-top="0.499cm" fo:margin-bottom="0.499cm" loext:contextual-spacing="false" fo:text-align="center" style:justify-single-word="false" fo:text-indent="0cm" style:auto-text-indent="false" fo:background-color="transparent" style:border-line-width-bottom="0cm 0.004cm 0.002cm" fo:padding="0.101cm" fo:border-left="none" fo:border-right="none" fo:border-top="none" fo:border-bottom="0.14pt double #999999" style:shadow="none"/>
      <style:text-properties style:font-name="Courier New1" fo:font-family="'Courier New'" style:font-family-generic="modern" style:font-pitch="fixed" fo:font-size="10pt" fo:font-weight="bold" officeooo:rsid="0003e085" fo:background-color="#99ccff" style:font-size-asian="10pt" style:font-weight-asian="bold" style:font-size-complex="10pt" style:font-weight-complex="600" loext:shadow="#808080 0.18cm 0.18cm"/>
    </style:style>
    <style:style style:name="A4_5f_Normal" style:display-name="A4_Normal" style:family="paragraph" style:parent-style-name="Text_20_body">
      <loext:graphic-properties draw:fill="none" draw:fill-color="#729fcf"/>
      <style:paragraph-properties fo:margin-left="0cm" fo:margin-right="0cm" fo:margin-top="0.101cm" fo:margin-bottom="0.101cm" loext:contextual-spacing="false" fo:text-align="justify" style:justify-single-word="false" fo:text-indent="0cm" style:auto-text-indent="false" fo:background-color="transparent"/>
      <style:text-properties style:font-name="Courier New" fo:font-family="'Courier New'" style:font-style-name="Normal" style:font-family-generic="modern" style:font-pitch="fixed" fo:font-size="10pt" style:font-size-asian="10.5pt"/>
    </style:style>
    <style:style style:name="A5_5f_Titulo2" style:display-name="A5_Titulo2" style:family="paragraph" style:parent-style-name="A4_5f_Normal" style:next-style-name="A4_5f_Normal" style:default-outline-level="2" style:list-style-name="">
      <loext:graphic-properties draw:fill="none" draw:fill-color="#729fcf"/>
      <style:paragraph-properties fo:margin-left="0cm" fo:margin-right="0cm" fo:margin-top="0.199cm" fo:margin-bottom="0.199cm" loext:contextual-spacing="false" fo:text-indent="0cm" style:auto-text-indent="false" fo:background-color="transparent" fo:padding="0cm" fo:border="none" style:shadow="none" style:join-border="true">
        <style:tab-stops/>
        <style:drop-cap/>
      </style:paragraph-properties>
      <style:text-properties fo:font-weight="bold" officeooo:rsid="0003e085" fo:background-color="#ffff99" style:font-size-asian="10.5pt" style:font-weight-asian="bold" style:font-weight-complex="600" loext:shadow="#808080 0.18cm 0.18cm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A6_5f_Lista_5f_Continua" style:display-name="A6_Lista_Continua" style:family="paragraph" style:parent-style-name="A4_5f_Normal" style:default-outline-level="" style:list-style-name="Numbering_20_1" style:master-page-name="">
      <style:paragraph-properties style:page-number="auto" style:shadow="none">
        <style:tab-stops>
          <style:tab-stop style:position="0.199cm"/>
        </style:tab-stops>
      </style:paragraph-properties>
      <style:text-properties fo:background-color="transparent" style:font-size-asian="10.5pt"/>
    </style:style>
    <style:style style:name="A7_5f_Codigo" style:display-name="A7_Codigo" style:family="paragraph" style:parent-style-name="A4_5f_Normal" style:next-style-name="A4_5f_Normal" style:master-page-name="">
      <loext:graphic-properties draw:fill="solid" draw:fill-color="#e6e6ff" draw:opacity="100%"/>
      <style:paragraph-properties fo:margin-top="0cm" fo:margin-bottom="0cm" loext:contextual-spacing="false" style:page-number="auto" fo:background-color="#e6e6ff" fo:padding="0.049cm" fo:border="0.06pt solid #000000" style:shadow="#808080 0.18cm 0.18cm">
        <style:tab-stops/>
      </style:paragraph-properties>
      <style:text-properties fo:font-size="8pt" officeooo:rsid="000ed254" fo:background-color="transparent" style:font-size-asian="8pt" style:font-size-complex="8pt"/>
    </style:style>
    <style:style style:name="A8_5f_Titulo3" style:display-name="A8_Titulo3" style:family="paragraph" style:parent-style-name="A5_5f_Titulo2" style:default-outline-level="3" style:list-style-name="">
      <style:paragraph-properties fo:margin-left="0cm" fo:margin-right="0cm" fo:text-indent="0.199cm" style:auto-text-indent="false"/>
      <style:text-properties officeooo:rsid="0012c6b1" fo:background-color="#cfe7f5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A9_5f_Titulo4" style:display-name="A9_Titulo4" style:family="paragraph" style:parent-style-name="A8_5f_Titulo3" style:next-style-name="A4_5f_Normal" style:default-outline-level="4" style:master-page-name="">
      <loext:graphic-properties draw:fill-image-width="0cm" draw:fill-image-height="0cm"/>
      <style:paragraph-properties fo:margin-left="0cm" fo:margin-right="0cm" fo:text-indent="0.4cm" style:auto-text-indent="false" style:page-number="auto">
        <style:tab-stops/>
      </style:paragraph-properties>
      <style:text-properties fo:background-color="#33ff99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AA_5f_Titulo5" style:display-name="AA_Titulo5" style:family="paragraph" style:parent-style-name="Text_20_body" style:default-outline-level="5" style:list-style-name="List_20_1">
      <style:paragraph-properties fo:margin-left="0cm" fo:margin-right="0cm" fo:margin-top="0.199cm" fo:margin-bottom="0.199cm" loext:contextual-spacing="false" fo:text-align="justify" style:justify-single-word="false" fo:text-indent="0.6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 fo:font-weight="bold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5" style:display-name="Heading 5" style:family="paragraph" style:parent-style-name="Heading" style:class="text"/>
    <style:style style:name="Line_20_numbering" style:display-name="Line 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StarSymbol"/>
      </text:list-level-style-bullet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4.44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pt" fo:country="PT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A1_5f_Cabecalho">
      <style:text-properties fo:language="pt" fo:country="PT" officeooo:paragraph-rsid="01e94acb"/>
    </style:style>
    <style:style style:name="MP2" style:family="paragraph" style:parent-style-name="A2_5f_Rodape">
      <style:text-properties fo:language="pt" fo:country="PT" officeooo:paragraph-rsid="0072868d"/>
    </style:style>
    <style:style style:name="MP3" style:family="paragraph" style:parent-style-name="A1_5f_Cabecalho">
      <style:paragraph-properties>
        <style:tab-stops>
          <style:tab-stop style:position="12.799cm" style:type="center"/>
          <style:tab-stop style:position="17cm" style:type="right"/>
          <style:tab-stop style:position="21.093cm"/>
        </style:tab-stops>
      </style:paragraph-properties>
      <style:text-properties fo:language="pt" fo:country="PT" officeooo:paragraph-rsid="014e6710"/>
    </style:style>
    <style:style style:name="MP4" style:family="paragraph" style:parent-style-name="A2_5f_Rodape">
      <style:text-properties fo:language="pt" fo:country="PT" officeooo:paragraph-rsid="014e6710"/>
    </style:style>
    <style:style style:name="MT1" style:family="text">
      <style:text-properties officeooo:rsid="0377fca8"/>
    </style:style>
    <style:style style:name="MT2" style:family="text">
      <style:text-properties style:font-name="Courier 10 Pitch" fo:font-size="10pt" style:font-size-asian="10pt" style:font-size-complex="10pt"/>
    </style:style>
    <style:style style:name="MT3" style:family="text">
      <style:text-properties style:font-name="Courier 10 Pitch" fo:font-size="10pt" officeooo:rsid="0137499c" style:font-size-asian="10pt" style:font-size-complex="10pt"/>
    </style:style>
    <style:style style:name="MT4" style:family="text">
      <style:text-properties officeooo:rsid="00fd316c"/>
    </style:style>
    <style:style style:name="MT5" style:family="text">
      <style:text-properties officeooo:rsid="013190ad"/>
    </style:style>
    <style:style style:name="MT6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-</number:text>
      <number:month/>
      <number:text>-</number:text>
      <number:year/>
    </number:date-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<text:tab/><text:span text:style-name="MT1">EDOM - PlantUML</text:span><text:span text:style-name="MT2"><text:tab/></text:span><text:span text:style-name="MT2"><text:date style:data-style-name="N36" text:date-value="2017-12-18T01:01:09.368835585" text:fixed="true">18-12-2017</text:date></text:span><text:span text:style-name="MT2"> </text:span><text:span text:style-name="MT2"><text:time style:data-style-name="N41" text:time-value="2017-12-18T01:01:11.872926433" text:fixed="true">01:01:12</text:time></text:span></text:p>
      </style:header>
      <style:footer>
        <text:p text:style-name="MP2"><text:tab/><text:tab/><text:span text:style-name="MT3">Pág. </text:span><text:span text:style-name="MT2"><text:page-number text:select-page="current">1</text:page-number></text:span><text:span text:style-name="MT2">/</text:span><text:span text:style-name="MT2"><text:page-count>1</text:page-count></text:span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  <style:master-page style:name="Landscape" style:page-layout-name="Mpm4">
      <style:header>
        <text:p text:style-name="MP3"><text:span text:style-name="MT4"><text:tab/>INSIS</text:span> – <text:span text:style-name="MT5">Projeto IT1<text:tab/></text:span><text:tab/><text:span text:style-name="MT6"><text:date style:data-style-name="N30" text:date-value="2017-04-16T10:51:54.261323399" text:fixed="true">16-04-2017</text:date></text:span><text:span text:style-name="MT6"> </text:span><text:span text:style-name="MT6"><text:time style:data-style-name="N41" text:time-value="2017-04-29T00:36:19.199379240" text:fixed="true">00:36:19</text:time></text:span></text:p>
      </style:header>
      <style:footer>
        <text:p text:style-name="MP4"><text:tab/><text:tab/><text:tab/><text:tab/><text:tab/><text:tab/><text:tab/><text:tab/><text:span text:style-name="MT3">Pág. </text:span><text:span text:style-name="MT2"><text:page-number text:select-page="current">0</text:page-number></text:span><text:span text:style-name="MT2">/</text:span><text:span text:style-name="MT2"><text:page-count>1</text:page-count></text:span></text:p>
      </style:footer>
    </style:master-page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06-12T12:19:10.901941581</meta:creation-date>
    <dc:date>2017-12-18T01:50:20.532052867</dc:date>
    <meta:editing-duration>P4DT19H59M25S</meta:editing-duration>
    <meta:editing-cycles>350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351" meta:character-count="2080" meta:non-whitespace-character-count="1742"/>
  </office:meta>
</office:document-meta>
</file>

<file path=Basic/Standard/A1_Macros.xml><?xml version="1.0" encoding="utf-8"?>
<!DOCTYPE module  PUBLIC '-//OpenOffice.org//DTD OfficeDocument 1.0//EN'  'module.dtd'>
<script:module xmlns:script="http://openoffice.org/2000/script" script:name="A1_Macros" script:language="StarBasic">REM  *****  BASIC  *****

Sub Main

End Sub


sub A1_Reiniciar_Numeracao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umberingStart"
args1(0).Value = true

dispatcher.executeDispatch(document, ".uno:NumberingStart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1_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